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line-height="100%"/>
      <style:text-properties officeooo:rsid="0651b134" officeooo:paragraph-rsid="0651b134"/>
    </style:style>
    <style:style style:name="P5" style:family="paragraph" style:parent-style-name="Text_20_body">
      <style:paragraph-properties fo:line-height="100%"/>
      <style:text-properties officeooo:rsid="04af6545" officeooo:paragraph-rsid="04af6545"/>
    </style:style>
    <style:style style:name="P6" style:family="paragraph" style:parent-style-name="Text_20_body">
      <style:text-properties officeooo:rsid="0655cb40" officeooo:paragraph-rsid="0655cb40"/>
    </style:style>
    <style:style style:name="P7" style:family="paragraph" style:parent-style-name="Text_20_body">
      <style:text-properties officeooo:rsid="06569792" officeooo:paragraph-rsid="06569792"/>
    </style:style>
    <style:style style:name="P8" style:family="paragraph" style:parent-style-name="Text_20_body" style:list-style-name="L1">
      <style:text-properties officeooo:rsid="06569792" officeooo:paragraph-rsid="06569792"/>
    </style:style>
    <style:style style:name="P9" style:family="paragraph" style:parent-style-name="Text_20_body">
      <style:text-properties officeooo:rsid="0657586d" officeooo:paragraph-rsid="0657586d"/>
    </style:style>
    <style:style style:name="P10" style:family="paragraph" style:parent-style-name="Heading_20_1">
      <style:paragraph-properties fo:line-height="100%"/>
      <style:text-properties officeooo:rsid="04af6545" officeooo:paragraph-rsid="04af6545"/>
    </style:style>
    <style:style style:name="P11" style:family="paragraph" style:parent-style-name="Heading_20_2">
      <style:paragraph-properties fo:line-height="100%"/>
      <style:text-properties officeooo:rsid="0651b134" officeooo:paragraph-rsid="0653ddf3"/>
    </style:style>
    <style:style style:name="P12" style:family="paragraph" style:parent-style-name="Heading_20_2">
      <style:paragraph-properties fo:line-height="100%"/>
      <style:text-properties officeooo:rsid="0651b134" officeooo:paragraph-rsid="06569792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653b497"/>
    </style:style>
    <style:style style:name="T4" style:family="text">
      <style:text-properties officeooo:rsid="0656979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657586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מטלה</text:span> <text:span text:style-name="T3">12 - אתריום</text:span></text:h>
      <text:p text:style-name="P3">יש לענות על שאלה אחת לבחירתכם. הגשה בזוגות, עד תחילת ההרצאה הבאה.</text:p>
      <text:p text:style-name="P3"/>
      <text:p text:style-name="P11">שאלה <text:span text:style-name="T2">1: אבן נייר ומספריים עם בחירות סודיות</text:span></text:p>
      <text:p text:style-name="P6">א. ודאו שאתם יכולים לקמפל ולהריץ את החוזה של "אבן נייר ומספריים" שהוצג בכיתה (בקובץ smart-contracts/rps.sol) בסביבת רמיקס: https://remix.ethereum.org <text:s/>(אמור לעבוד בדפדפן Chrome).</text:p>
      <text:p text:style-name="P6">ב. שנו את התוכנית בהתאם למה שנלמד בהרצאה, כך שהבחירות של שני השחקנים יישמרו בסוד עד לסיום המשחק, ולא יהיה אפשר לראות אותן דרך שרשרת הבלוקים.</text:p>
      <text:p text:style-name="P6"/>
      <text:p text:style-name="P12">שאלה <text:span text:style-name="T4">2: שימוש ברשת אתריום לפתרון בעיות NP שלמות</text:span></text:p>
      <text:p text:style-name="P7"><text:span text:style-name="T5">תזכורת</text:span>: בעיה NP-שלמה היא בעיה עם המאפיינים הבאים:</text:p>
      <text:list xml:id="list2558924710767158430" text:style-name="L1">
        <text:list-item>
          <text:p text:style-name="P8">לא קיים (כנראה) אלגוריתם הפותר את הבעיה בזמן פולינומיאלי.</text:p>
        </text:list-item>
        <text:list-item>
          <text:p text:style-name="P8">אם מישהו כבר מביא לנו פתרון של הבעיה, אפשר לוודא בזמן פולינומיאלי שהפתרון נכון.</text:p>
        </text:list-item>
      </text:list>
      <text:p text:style-name="P7"><text:span text:style-name="T6">א. נניח שאתם רוצים לפתור בעיה NP-שלמה כלשהי. אתם רוצים לשכנע אנשים שיעזרו לכם לפתור את הבעיה, ומציעים פרס לראשון שיפתור את הבעיה. הסבירו איך אפשר להשתמש לשם-כך בחוזה חכם.</text:span></text:p>
      <text:p text:style-name="P9">ב. בחרו בעיה NP-שלמה כלשהי וכיתבו בשפת solidity חוזה חכם המממש את השיטה שתיארתם בסעיף א.</text:p>
      <text:p text:style-name="P9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7-01T02:54:22.680328718</dc:date>
    <meta:editing-duration>P11DT14H44M39S</meta:editing-duration>
    <meta:editing-cycles>1436</meta:editing-cycles>
    <meta:document-statistic meta:table-count="0" meta:image-count="0" meta:object-count="0" meta:page-count="1" meta:paragraph-count="13" meta:word-count="168" meta:character-count="955" meta:non-whitespace-character-count="801"/>
  </office:meta>
</office:document-meta>
</file>